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f73" officeooo:paragraph-rsid="0017491b"/>
    </style:style>
    <style:style style:name="P2" style:family="paragraph" style:parent-style-name="Standard">
      <style:text-properties officeooo:rsid="0010faae" officeooo:paragraph-rsid="0010faae"/>
    </style:style>
    <style:style style:name="P3" style:family="paragraph" style:parent-style-name="Standard">
      <style:text-properties officeooo:paragraph-rsid="0010faae"/>
    </style:style>
    <style:style style:name="P4" style:family="paragraph" style:parent-style-name="Standard">
      <style:text-properties officeooo:paragraph-rsid="0017c2e2"/>
    </style:style>
    <style:style style:name="P5" style:family="paragraph" style:parent-style-name="Standard">
      <style:text-properties officeooo:rsid="0012376c" officeooo:paragraph-rsid="0012376c"/>
    </style:style>
    <style:style style:name="P6" style:family="paragraph" style:parent-style-name="Standard">
      <style:text-properties officeooo:rsid="0010faae" officeooo:paragraph-rsid="0012376c"/>
    </style:style>
    <style:style style:name="T1" style:family="text">
      <style:text-properties officeooo:rsid="001dda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iot.sunware.in/" text:style-name="Internet_20_link" text:visited-style-name="Visited_20_Internet_20_Link">http://iot.sunware.in</text:a></text:p>
      <text:p text:style-name="P2">Lamp44.ino</text:p>
      <text:p text:style-name="P2">#include &lt;WiFiManager.h&gt; <text:s/>// Include WiFiManager library</text:p>
      <text:p text:style-name="P2">#include &lt;PZEM004Tv30.h&gt;</text:p>
      <text:p text:style-name="P2">#include &lt;HardwareSerial.h&gt;</text:p>
      <text:p text:style-name="P2"/>
      <text:p text:style-name="P2">// Static IP configuration</text:p>
      <text:p text:style-name="P2">IPAddress staticIP(192, 168, 1, 55); <text:s text:c="4"/>// Desired static IP</text:p>
      <text:p text:style-name="P2">IPAddress gateway(192, 168, 1, 1); <text:s text:c="5"/>// Gateway (Router IP)</text:p>
      <text:p text:style-name="P2">IPAddress subnet(255, 255, 255, 0); <text:s text:c="4"/>// Subnet mask</text:p>
      <text:p text:style-name="P2"/>
      <text:p text:style-name="P2">// PZEM-004T setup</text:p>
      <text:p text:style-name="P2">HardwareSerial mySerial(1);</text:p>
      <text:p text:style-name="P2">PZEM004Tv30 pzem(&amp;mySerial, 16, 17); // RX = GPIO16, TX = GPIO17</text:p>
      <text:p text:style-name="P2">WiFiServer server(80); // HTTP server</text:p>
      <text:p text:style-name="P2"/>
      <text:p text:style-name="P2">// Energy Monitoring</text:p>
      <text:p text:style-name="P2">unsigned long previousMillis = 0;</text:p>
      <text:p text:style-name="P2">float totalEnergy = 0.0; // kWh</text:p>
      <text:p text:style-name="P2"/>
      <text:p text:style-name="P2">void setup() {</text:p>
      <text:p text:style-name="P2"><text:s text:c="4"/>Serial.begin(115200);</text:p>
      <text:p text:style-name="P2"><text:s text:c="4"/>mySerial.begin(9600, SERIAL_8N1, 16, 17);</text:p>
      <text:p text:style-name="P2"/>
      <text:p text:style-name="P2"><text:s text:c="4"/>// WiFiManager initialization</text:p>
      <text:p text:style-name="P2"><text:s text:c="4"/>WiFiManager wifiManager;</text:p>
      <text:p text:style-name="P2"/>
      <text:p text:style-name="P2"><text:s text:c="4"/>// Set static IP configuration</text:p>
      <text:p text:style-name="P2"><text:s text:c="4"/>WiFi.config(staticIP, gateway, subnet);</text:p>
      <text:p text:style-name="P2"/>
      <text:p text:style-name="P2"><text:s text:c="4"/>// Start WiFiManager to connect or set up credentials</text:p>
      <text:p text:style-name="P2"><text:s text:c="4"/>if (!wifiManager.autoConnect("ESP32_Setup", "password")) {</text:p>
      <text:p text:style-name="P2"><text:s text:c="8"/>Serial.println("Failed to connect. Restarting...");</text:p>
      <text:p text:style-name="P2"><text:s text:c="8"/>delay(3000);</text:p>
      <text:p text:style-name="P2"><text:s text:c="8"/>ESP.restart();</text:p>
      <text:p text:style-name="P2"><text:s text:c="4"/>}</text:p>
      <text:p text:style-name="P2"/>
      <text:p text:style-name="P2"><text:s text:c="4"/>Serial.println("Wi-Fi connected!");</text:p>
      <text:p text:style-name="P2"><text:s text:c="4"/>Serial.println("IP Address: " + WiFi.localIP().toString());</text:p>
      <text:p text:style-name="P2"/>
      <text:p text:style-name="P2"><text:s text:c="4"/>// Start HTTP server</text:p>
      <text:p text:style-name="P2"><text:s text:c="4"/>server.begin();</text:p>
      <text:p text:style-name="P2">}</text:p>
      <text:p text:style-name="P2"/>
      <text:p text:style-name="P2">void loop() {</text:p>
      <text:p text:style-name="P2"><text:s text:c="4"/>WiFiClient client = server.available();</text:p>
      <text:p text:style-name="P2"><text:s text:c="4"/>if (client) {</text:p>
      <text:p text:style-name="P2"><text:s text:c="8"/>String request = client.readStringUntil('\r');</text:p>
      <text:p text:style-name="P2"><text:s text:c="8"/>client.flush();</text:p>
      <text:p text:style-name="P2"/>
      <text:p text:style-name="P2"><text:s text:c="8"/>Serial.println("Request: " + request);</text:p>
      <text:p text:style-name="P2"/>
      <text:p text:style-name="P2"><text:soft-page-break/><text:s text:c="8"/>// Handle the /live-data endpoint</text:p>
      <text:p text:style-name="P2"><text:s text:c="8"/>if (request.indexOf("/live-data") != -1) {</text:p>
      <text:p text:style-name="P2"><text:s text:c="12"/>float voltage = pzem.voltage();</text:p>
      <text:p text:style-name="P2"><text:s text:c="12"/>float current = pzem.current();</text:p>
      <text:p text:style-name="P2"><text:s text:c="12"/>float power = pzem.power();</text:p>
      <text:p text:style-name="P2"><text:s text:c="12"/>float frequency = pzem.frequency();</text:p>
      <text:p text:style-name="P2"><text:s text:c="12"/>float powerFactor = 0.0;</text:p>
      <text:p text:style-name="P2"/>
      <text:p text:style-name="P2"><text:s text:c="12"/>// Calculate Power Factor</text:p>
      <text:p text:style-name="P2"><text:s text:c="12"/>if (voltage &gt; 0 &amp;&amp; current &gt; 0) {</text:p>
      <text:p text:style-name="P2"><text:s text:c="16"/>powerFactor = power / (voltage * current);</text:p>
      <text:p text:style-name="P2"><text:s text:c="16"/>powerFactor = constrain(powerFactor, 0.0, 1.0); // Ensure within valid range</text:p>
      <text:p text:style-name="P2"><text:s text:c="12"/>}</text:p>
      <text:p text:style-name="P2"/>
      <text:p text:style-name="P2"><text:s text:c="12"/>// Calculate kWh</text:p>
      <text:p text:style-name="P2"><text:s text:c="12"/>unsigned long currentMillis = millis();</text:p>
      <text:p text:style-name="P2"><text:s text:c="12"/>if (previousMillis &gt; 0) {</text:p>
      <text:p text:style-name="P2"><text:s text:c="16"/>float durationHours = (currentMillis - previousMillis) / 3600000.0;</text:p>
      <text:p text:style-name="P2"><text:s text:c="16"/>totalEnergy += (power / 1000.0) * durationHours; // Power in kWh</text:p>
      <text:p text:style-name="P2"><text:s text:c="12"/>}</text:p>
      <text:p text:style-name="P2"><text:s text:c="12"/>previousMillis = currentMillis;</text:p>
      <text:p text:style-name="P2"/>
      <text:p text:style-name="P2"><text:s text:c="12"/>if (isnan(voltage)) voltage = 0.0;</text:p>
      <text:p text:style-name="P2"><text:s text:c="12"/>if (isnan(current)) current = 0.0;</text:p>
      <text:p text:style-name="P2"><text:s text:c="12"/>if (isnan(power)) power = 0.0;</text:p>
      <text:p text:style-name="P2"><text:s text:c="12"/>if (isnan(frequency)) frequency = 0.0;</text:p>
      <text:p text:style-name="P2"/>
      <text:p text:style-name="P2"><text:s text:c="12"/>String json = "{";</text:p>
      <text:p text:style-name="P2"><text:s text:c="12"/>json += "\"voltage\":" + String(voltage, 2) + ",";</text:p>
      <text:p text:style-name="P2"><text:s text:c="12"/>json += "\"current\":" + String(current, 2) + ",";</text:p>
      <text:p text:style-name="P2"><text:s text:c="12"/>json += "\"power\":" + String(power, 2) + ",";</text:p>
      <text:p text:style-name="P2"><text:s text:c="12"/>json += "\"frequency\":" + String(frequency, 2) + ",";</text:p>
      <text:p text:style-name="P2"><text:s text:c="12"/>json += "\"power_factor\":" + String(powerFactor, 2) + ",";</text:p>
      <text:p text:style-name="P2"><text:s text:c="12"/>json += "\"kwh\":" + String(totalEnergy, 4) + "}";</text:p>
      <text:p text:style-name="P2"><text:s text:c="12"/>sendResponse(client, json, "application/json", 200);</text:p>
      <text:p text:style-name="P2"><text:s text:c="12"/>return;</text:p>
      <text:p text:style-name="P2"><text:s text:c="8"/>}</text:p>
      <text:p text:style-name="P2"/>
      <text:p text:style-name="P2"><text:s text:c="8"/>// Handle invalid requests</text:p>
      <text:p text:style-name="P2"><text:s text:c="8"/>sendResponse(client, "Invalid Request", "text/plain", 404);</text:p>
      <text:p text:style-name="P2"><text:s text:c="4"/>}</text:p>
      <text:p text:style-name="P2"><text:s text:c="4"/>delay(100); // Prevent overwhelming PZEM</text:p>
      <text:p text:style-name="P2">}</text:p>
      <text:p text:style-name="P2"/>
      <text:p text:style-name="P2">void sendResponse(WiFiClient&amp; client, String message, String contentType, int statusCode) {</text:p>
      <text:p text:style-name="P2"><text:s text:c="4"/>client.println("HTTP/1.1 " + String(statusCode) + " OK");</text:p>
      <text:p text:style-name="P2"><text:s text:c="4"/>client.println("Content-Type: " + contentType);</text:p>
      <text:p text:style-name="P2"><text:s text:c="4"/>client.println("Access-Control-Allow-Origin: *");</text:p>
      <text:p text:style-name="P2"><text:s text:c="4"/>client.println("Connection: close");</text:p>
      <text:p text:style-name="P2"><text:s text:c="4"/>client.println();</text:p>
      <text:p text:style-name="P2"><text:s text:c="4"/>client.print(message);</text:p>
      <text:p text:style-name="P2"><text:s text:c="4"/>client.stop();</text:p>
      <text:p text:style-name="P2"><text:soft-page-break/>}</text:p>
      <text:p text:style-name="P3">sudo nano /etc/nginx/sites-available/iot.sunware.in</text:p>
      <text:p text:style-name="P3"/>
      <text:p text:style-name="P3"><text:s text:c="2"/>GNU nano 7.2 <text:s text:c="7"/>/etc/nginx/sites-available/iot.sunware.in <text:s text:c="17"/></text:p>
      <text:p text:style-name="P3">server {</text:p>
      <text:p text:style-name="P3"><text:s text:c="4"/>listen 80;</text:p>
      <text:p text:style-name="P3"><text:s text:c="4"/>server_name iot.sunware.in www.iot.sunware.in;</text:p>
      <text:p text:style-name="P3"/>
      <text:p text:style-name="P3"><text:s text:c="4"/>root /var/www/iot.sunware.in;</text:p>
      <text:p text:style-name="P3"><text:s text:c="4"/>index index.html;</text:p>
      <text:p text:style-name="P3"/>
      <text:p text:style-name="P3"><text:s text:c="4"/>location / {</text:p>
      <text:p text:style-name="P3"><text:s text:c="8"/>try_files $uri $uri/ =404;</text:p>
      <text:p text:style-name="P3"><text:s text:c="4"/>}</text:p>
      <text:p text:style-name="P3"/>
      <text:p text:style-name="P3"><text:s text:c="4"/>location /api/ {</text:p>
      <text:p text:style-name="P3"><text:s text:c="8"/>proxy_pass http://localhost:3000/;</text:p>
      <text:p text:style-name="P3"><text:s text:c="8"/>proxy_set_header Host $host;</text:p>
      <text:p text:style-name="P3"><text:s text:c="8"/>proxy_set_header X-Real-IP $remote_addr;</text:p>
      <text:p text:style-name="P3"><text:s text:c="8"/>proxy_set_header X-Forwarded-For $proxy_add_x_forwarded_for;</text:p>
      <text:p text:style-name="P3"><text:s text:c="8"/>proxy_set_header X-Forwarded-Proto $scheme;</text:p>
      <text:p text:style-name="P3"><text:s text:c="4"/>}</text:p>
      <text:p text:style-name="P3">}</text:p>
      <text:p text:style-name="P3">sudo nano /var/www/iot.sunware.in/index.html</text:p>
      <text:p text:style-name="P4">&lt;!DOCTYPE html&gt;</text:p>
      <text:p text:style-name="P4">&lt;html lang="en"&gt;</text:p>
      <text:p text:style-name="P4">&lt;head&gt;</text:p>
      <text:p text:style-name="P4"><text:s text:c="4"/>&lt;meta charset="UTF-8"&gt;</text:p>
      <text:p text:style-name="P4"><text:s text:c="4"/>&lt;meta name="viewport" content="width=device-width, initial-scale=1.0"&gt;</text:p>
      <text:p text:style-name="P4"><text:s text:c="4"/>&lt;title&gt;Energy Monitoring Dashboard&lt;/title&gt;</text:p>
      <text:p text:style-name="P4"><text:s text:c="4"/>&lt;link rel="stylesheet" href="styles.css"&gt;</text:p>
      <text:p text:style-name="P4"><text:s text:c="4"/>&lt;script src="https://cdn.jsdelivr.net/npm/chart.js"&gt;&lt;/script&gt;</text:p>
      <text:p text:style-name="P4"><text:s text:c="4"/>&lt;script src="script.js" defer&gt;&lt;/script&gt;</text:p>
      <text:p text:style-name="P4">&lt;/head&gt;</text:p>
      <text:p text:style-name="P4">&lt;body&gt;</text:p>
      <text:p text:style-name="P4"><text:s text:c="4"/>&lt;div id="logo"&gt;</text:p>
      <text:p text:style-name="P4"><text:s text:c="8"/>&lt;img src="http://localhost:3000/images/sunware-technologies-logo-xl.png" </text:p>
      <text:p text:style-name="P4"><text:s text:c="9"/>alt="Sunware Technologies Logo" </text:p>
      <text:p text:style-name="P4"><text:s text:c="9"/>style="width: 150px; height: 120px;"&gt;</text:p>
      <text:p text:style-name="P4"><text:s text:c="4"/>&lt;/div&gt;</text:p>
      <text:p text:style-name="P4"><text:s text:c="4"/>&lt;h1&gt;Energy Monitoring Dashboard&lt;/h1&gt;</text:p>
      <text:p text:style-name="P4"/>
      <text:p text:style-name="P4"><text:s text:c="4"/>&lt;!-- Energy Monitoring Section --&gt;</text:p>
      <text:p text:style-name="P4"><text:s text:c="4"/>&lt;h2&gt;Live Energy Monitor&lt;/h2&gt;</text:p>
      <text:p text:style-name="P4"><text:s text:c="4"/>&lt;div id="energy-monitoring"&gt;</text:p>
      <text:p text:style-name="P4"><text:s text:c="8"/>&lt;div class="column"&gt;</text:p>
      <text:p text:style-name="P4"><text:s text:c="12"/>&lt;p&gt;Voltage: &lt;span id="voltage"&gt;Loading...&lt;/span&gt;&lt;/p&gt;</text:p>
      <text:p text:style-name="P4"><text:s text:c="12"/>&lt;p&gt;Current: &lt;span id="current"&gt;Loading...&lt;/span&gt;&lt;/p&gt;</text:p>
      <text:p text:style-name="P4"><text:s text:c="12"/>&lt;p&gt;Power: &lt;span id="power"&gt;Loading...&lt;/span&gt;&lt;/p&gt;</text:p>
      <text:p text:style-name="P4"><text:s text:c="8"/>&lt;/div&gt;</text:p>
      <text:p text:style-name="P4"><text:s text:c="8"/>&lt;div class="column"&gt;</text:p>
      <text:p text:style-name="P4"><text:s text:c="12"/>&lt;p&gt;Frequency: &lt;span id="frequency"&gt;Loading...&lt;/span&gt;&lt;/p&gt;</text:p>
      <text:p text:style-name="P4"><text:soft-page-break/><text:s text:c="12"/>&lt;p&gt;Power Factor: &lt;span id="power_factor"&gt;Loading...&lt;/span&gt;&lt;/p&gt;</text:p>
      <text:p text:style-name="P4"><text:s text:c="12"/>&lt;p&gt;Energy Consumption (kWh): &lt;span id="kwh"&gt;Loading...&lt;/span&gt;&lt;/p&gt;</text:p>
      <text:p text:style-name="P4"><text:s text:c="8"/>&lt;/div&gt;</text:p>
      <text:p text:style-name="P4"><text:s text:c="4"/>&lt;/div&gt;</text:p>
      <text:p text:style-name="P4"><text:s text:c="4"/>&lt;div id="data-filter"&gt;</text:p>
      <text:p text:style-name="P4"><text:s text:c="8"/>&lt;h2&gt;Filter Energy Data&lt;/h2&gt;</text:p>
      <text:p text:style-name="P4"><text:s text:c="8"/>&lt;label for="filter_mode"&gt;Filter Mode:&lt;/label&gt;</text:p>
      <text:p text:style-name="P4"><text:s text:c="8"/>&lt;select id="filter_mode" onchange="toggleTimeInputs()"&gt;</text:p>
      <text:p text:style-name="P4"><text:s text:c="12"/>&lt;option value="month"&gt;More than one day&lt;/option&gt;</text:p>
      <text:p text:style-name="P4"><text:s text:c="12"/>&lt;option value="date_time"&gt;Specific Date &amp; Time&lt;/option&gt;</text:p>
      <text:p text:style-name="P4"><text:s text:c="8"/>&lt;/select&gt;</text:p>
      <text:p text:style-name="P4"><text:s text:c="8"/>&lt;div id="date-inputs"&gt;</text:p>
      <text:p text:style-name="P4"><text:s text:c="12"/>&lt;label for="from_date"&gt;From Date:&lt;/label&gt;</text:p>
      <text:p text:style-name="P4"><text:s text:c="12"/>&lt;input type="date" id="from_date"&gt;</text:p>
      <text:p text:style-name="P4"><text:s text:c="12"/>&lt;label for="to_date"&gt;To Date:&lt;/label&gt;</text:p>
      <text:p text:style-name="P4"><text:s text:c="12"/>&lt;input type="date" id="to_date"&gt;</text:p>
      <text:p text:style-name="P4"><text:s text:c="8"/>&lt;/div&gt;</text:p>
      <text:p text:style-name="P4"><text:s text:c="8"/>&lt;div id="time-inputs" style="display: none;"&gt;</text:p>
      <text:p text:style-name="P4"><text:s text:c="12"/>&lt;label for="filter_date"&gt;Date:&lt;/label&gt;</text:p>
      <text:p text:style-name="P4"><text:s text:c="12"/>&lt;input type="date" id="filter_date"&gt;</text:p>
      <text:p text:style-name="P4"><text:s text:c="12"/>&lt;label for="filter_start_time"&gt;Start Time:&lt;/label&gt;</text:p>
      <text:p text:style-name="P4"><text:s text:c="12"/>&lt;input type="time" id="filter_start_time"&gt;</text:p>
      <text:p text:style-name="P4"><text:s text:c="12"/>&lt;label for="filter_end_time"&gt;End Time:&lt;/label&gt;</text:p>
      <text:p text:style-name="P4"><text:s text:c="12"/>&lt;input type="time" id="filter_end_time"&gt;</text:p>
      <text:p text:style-name="P4"><text:s text:c="8"/>&lt;/div&gt;</text:p>
      <text:p text:style-name="P4"><text:s text:c="8"/>&lt;button onclick="showGraphs()"&gt;Show Graphs&lt;/button&gt;</text:p>
      <text:p text:style-name="P4"><text:s text:c="8"/>&lt;button onclick="resetGraphs()"&gt;Reset Graphs&lt;/button&gt;</text:p>
      <text:p text:style-name="P4"><text:s text:c="8"/>&lt;button onclick="downloadExcel()"&gt;Download Excel&lt;/button&gt;</text:p>
      <text:p text:style-name="P4"><text:s text:c="4"/>&lt;/div&gt;</text:p>
      <text:p text:style-name="P4"/>
      <text:p text:style-name="P4"><text:s text:c="4"/>&lt;!-- Graph Display Section --&gt;</text:p>
      <text:p text:style-name="P4"><text:s text:c="4"/>&lt;div id="graph-display"&gt;</text:p>
      <text:p text:style-name="P4"><text:s text:c="8"/>&lt;h2&gt;Energy Monitoring Graphs&lt;/h2&gt;</text:p>
      <text:p text:style-name="P4"><text:s text:c="8"/>&lt;div&gt;</text:p>
      <text:p text:style-name="P4"><text:s text:c="12"/>&lt;h3&gt;Voltage (V)&lt;/h3&gt;</text:p>
      <text:p text:style-name="P4"><text:s text:c="12"/>&lt;canvas id="voltage-graph"&gt;&lt;/canvas&gt;</text:p>
      <text:p text:style-name="P4"><text:s text:c="8"/>&lt;/div&gt;</text:p>
      <text:p text:style-name="P4"><text:s text:c="8"/>&lt;div&gt;</text:p>
      <text:p text:style-name="P4"><text:s text:c="12"/>&lt;h3&gt;Current (A)&lt;/h3&gt;</text:p>
      <text:p text:style-name="P4"><text:s text:c="12"/>&lt;canvas id="current-graph"&gt;&lt;/canvas&gt;</text:p>
      <text:p text:style-name="P4"><text:s text:c="8"/>&lt;/div&gt;</text:p>
      <text:p text:style-name="P4"><text:s text:c="8"/>&lt;div&gt;</text:p>
      <text:p text:style-name="P4"><text:s text:c="12"/>&lt;h3&gt;Power (W)&lt;/h3&gt;</text:p>
      <text:p text:style-name="P4"><text:s text:c="12"/>&lt;canvas id="power-graph"&gt;&lt;/canvas&gt;</text:p>
      <text:p text:style-name="P4"><text:s text:c="8"/>&lt;/div&gt;</text:p>
      <text:p text:style-name="P4"><text:s text:c="8"/>&lt;div&gt;</text:p>
      <text:p text:style-name="P4"><text:s text:c="12"/>&lt;h3&gt;Power Factor&lt;/h3&gt;</text:p>
      <text:p text:style-name="P4"><text:s text:c="12"/>&lt;canvas id="power-factor-graph"&gt;&lt;/canvas&gt;</text:p>
      <text:p text:style-name="P4"><text:s text:c="8"/>&lt;/div&gt;</text:p>
      <text:p text:style-name="P4"><text:s text:c="8"/>&lt;div&gt;</text:p>
      <text:p text:style-name="P4"><text:s text:c="12"/>&lt;h3&gt;Energy (kWh)&lt;/h3&gt;</text:p>
      <text:p text:style-name="P4"><text:s text:c="12"/>&lt;canvas id="energy-graph"&gt;&lt;/canvas&gt;</text:p>
      <text:p text:style-name="P4"><text:soft-page-break/><text:s text:c="8"/>&lt;/div&gt;</text:p>
      <text:p text:style-name="P4"><text:s text:c="4"/>&lt;/div&gt;</text:p>
      <text:p text:style-name="P4"/>
      <text:p text:style-name="P4"><text:s text:c="4"/>&lt;!-- Data Results Section --&gt;</text:p>
      <text:p text:style-name="P4"><text:s text:c="4"/>&lt;div id="data-display"&gt;</text:p>
      <text:p text:style-name="P4"><text:s text:c="8"/>&lt;h2&gt;Data Results&lt;/h2&gt;</text:p>
      <text:p text:style-name="P4"><text:s text:c="8"/>&lt;pre id="data-results"&gt;&lt;/pre&gt;</text:p>
      <text:p text:style-name="P4"><text:s text:c="4"/>&lt;/div&gt;</text:p>
      <text:p text:style-name="P4">&lt;/body&gt;</text:p>
      <text:p text:style-name="P4">&lt;/html&gt;</text:p>
      <text:p text:style-name="P4">sudo nano /var/www/iot.sunware.in/styles.css</text:p>
      <text:p text:style-name="P3"/>
      <text:p text:style-name="P3"/>
      <text:p text:style-name="P3">/* General Styles */</text:p>
      <text:p text:style-name="P3">body {</text:p>
      <text:p text:style-name="P3"><text:s text:c="4"/>font-family: Arial, sans-serif;</text:p>
      <text:p text:style-name="P3"><text:s text:c="4"/>text-align: center;</text:p>
      <text:p text:style-name="P3"><text:s text:c="4"/>background-color: #73C2FB; /* Sea blue background color */</text:p>
      <text:p text:style-name="P3"><text:s text:c="4"/>margin: 0;</text:p>
      <text:p text:style-name="P3"><text:s text:c="4"/>padding: 0;</text:p>
      <text:p text:style-name="P3"><text:s text:c="4"/>font-size: 18px; /* Default font size for general text */</text:p>
      <text:p text:style-name="P3">}</text:p>
      <text:p text:style-name="P3"/>
      <text:p text:style-name="P3">/* Logo Positioning */</text:p>
      <text:p text:style-name="P3">#logo {</text:p>
      <text:p text:style-name="P3"><text:s text:c="4"/>position: absolute;</text:p>
      <text:p text:style-name="P3"><text:s text:c="4"/>top: 10px;</text:p>
      <text:p text:style-name="P3"><text:s text:c="4"/>left: 10px;</text:p>
      <text:p text:style-name="P3"><text:s text:c="4"/>z-index: 10;</text:p>
      <text:p text:style-name="P3">}</text:p>
      <text:p text:style-name="P3"/>
      <text:p text:style-name="P3">#logo img {</text:p>
      <text:p text:style-name="P3"><text:s text:c="4"/>display: block;</text:p>
      <text:p text:style-name="P3"><text:s text:c="4"/>visibility: visible;</text:p>
      <text:p text:style-name="P3"><text:s text:c="4"/>width: 150px !important;</text:p>
      <text:p text:style-name="P3"><text:s text:c="4"/>height: 120px !important;</text:p>
      <text:p text:style-name="P3"><text:s text:c="4"/>margin: 10px; /* Optional: Add some spacing around the logo */</text:p>
      <text:p text:style-name="P3">}</text:p>
      <text:p text:style-name="P3"/>
      <text:p text:style-name="P3">h1 {</text:p>
      <text:p text:style-name="P3"><text:s text:c="4"/>color: #000000; /* Violet color for headings */</text:p>
      <text:p text:style-name="P3"><text:s text:c="4"/>margin-top: 20px;</text:p>
      <text:p text:style-name="P3"><text:s text:c="4"/>font-size: 36px; /* Larger font size for h1 */</text:p>
      <text:p text:style-name="P3">}</text:p>
      <text:p text:style-name="P3"/>
      <text:p text:style-name="P3">h2, h3 {</text:p>
      <text:p text:style-name="P3"><text:s text:c="4"/>color: #8A2BE2; /* Violet color for subheadings */</text:p>
      <text:p text:style-name="P3"><text:s text:c="4"/>margin-bottom: 10px;</text:p>
      <text:p text:style-name="P3"><text:s text:c="4"/>font-size: 28px; /* Larger font size for h2 and h3 */</text:p>
      <text:p text:style-name="P3">}</text:p>
      <text:p text:style-name="P3"/>
      <text:p text:style-name="P3"/>
      <text:p text:style-name="P3"><text:soft-page-break/>/* Energy Monitoring Section */</text:p>
      <text:p text:style-name="P3">#energy-monitoring {</text:p>
      <text:p text:style-name="P3"><text:s text:c="4"/>margin: 20px auto;</text:p>
      <text:p text:style-name="P3"><text:s text:c="4"/>padding: 20px;</text:p>
      <text:p text:style-name="P3"><text:s text:c="4"/>width: 90%;</text:p>
      <text:p text:style-name="P3"><text:s text:c="4"/>display: flex;</text:p>
      <text:p text:style-name="P3"><text:s text:c="4"/>gap: 20px;</text:p>
      <text:p text:style-name="P3"><text:s text:c="4"/>justify-content: space-between;</text:p>
      <text:p text:style-name="P3">}</text:p>
      <text:p text:style-name="P3"/>
      <text:p text:style-name="P3">.column {</text:p>
      <text:p text:style-name="P3"><text:s text:c="4"/>flex: 1;</text:p>
      <text:p text:style-name="P3"><text:s text:c="4"/>background: #FA8072;</text:p>
      <text:p text:style-name="P3"><text:s text:c="4"/>padding: 15px;</text:p>
      <text:p text:style-name="P3"><text:s text:c="4"/>border-radius: 8px;</text:p>
      <text:p text:style-name="P3"><text:s text:c="4"/>border: 1px solid #ddd;</text:p>
      <text:p text:style-name="P3"><text:s text:c="4"/>box-shadow: 0 4px 8px rgba(0, 0, 0, 0.1);</text:p>
      <text:p text:style-name="P3"><text:s text:c="4"/>font-size: 22px; /* Larger font size for the column text */</text:p>
      <text:p text:style-name="P3">}</text:p>
      <text:p text:style-name="P3"/>
      <text:p text:style-name="P3">/* Filter Section */</text:p>
      <text:p text:style-name="P3">#data-filter {</text:p>
      <text:p text:style-name="P3"><text:s text:c="4"/>margin: 20px auto;</text:p>
      <text:p text:style-name="P3"><text:s text:c="4"/>padding: 20px;</text:p>
      <text:p text:style-name="P3"><text:s text:c="4"/>width: 90%;</text:p>
      <text:p text:style-name="P3"><text:s text:c="4"/>background: #A8E4A0; /* Light green (#A8E4A0) background color */</text:p>
      <text:p text:style-name="P3"><text:s text:c="4"/>border: 1px solid #ddd;</text:p>
      <text:p text:style-name="P3"><text:s text:c="4"/>border-radius: 8px;</text:p>
      <text:p text:style-name="P3"><text:s text:c="4"/>box-shadow: 0 4px 8px rgba(0, 0, 0, 0.1);</text:p>
      <text:p text:style-name="P3">}</text:p>
      <text:p text:style-name="P3"/>
      <text:p text:style-name="P3">#data-filter button {</text:p>
      <text:p text:style-name="P3"><text:s text:c="4"/>font-size: 18px; /* Larger font size for filter buttons */</text:p>
      <text:p text:style-name="P3"><text:s text:c="4"/>padding: 15px 25px;</text:p>
      <text:p text:style-name="P3"><text:s text:c="4"/>margin: 5px;</text:p>
      <text:p text:style-name="P3"><text:s text:c="4"/>border: none;</text:p>
      <text:p text:style-name="P3"><text:s text:c="4"/>border-radius: 4px;</text:p>
      <text:p text:style-name="P3"><text:s text:c="4"/>cursor: pointer;</text:p>
      <text:p text:style-name="P3">}</text:p>
      <text:p text:style-name="P3"/>
      <text:p text:style-name="P3">#data-filter button:hover {</text:p>
      <text:p text:style-name="P3"><text:s text:c="4"/>background-color: #007bff;</text:p>
      <text:p text:style-name="P3"><text:s text:c="4"/>color: white;</text:p>
      <text:p text:style-name="P3">}</text:p>
      <text:p text:style-name="P3"/>
      <text:p text:style-name="P3">/* Graph Display Section */</text:p>
      <text:p text:style-name="P3">#graph-display {</text:p>
      <text:p text:style-name="P3"><text:s text:c="4"/>margin: 20px auto;</text:p>
      <text:p text:style-name="P3"><text:s text:c="4"/>padding: 20px;</text:p>
      <text:p text:style-name="P3"><text:s text:c="4"/>width: 90%;</text:p>
      <text:p text:style-name="P3"><text:s text:c="4"/>background-color: white;</text:p>
      <text:p text:style-name="P3"><text:s text:c="4"/>border-radius: 8px;</text:p>
      <text:p text:style-name="P3"><text:soft-page-break/><text:s text:c="4"/>border: 1px solid #ddd;</text:p>
      <text:p text:style-name="P3"><text:s text:c="4"/>box-shadow: 0 4px 8px rgba(0, 0, 0, 0.1);</text:p>
      <text:p text:style-name="P3">}</text:p>
      <text:p text:style-name="P3"/>
      <text:p text:style-name="P3">canvas {</text:p>
      <text:p text:style-name="P3"><text:s text:c="4"/>width: 100%;</text:p>
      <text:p text:style-name="P3"><text:s text:c="4"/>height: 350px; /* Increased height for graphs */</text:p>
      <text:p text:style-name="P3"><text:s text:c="4"/>margin: 20px 0;</text:p>
      <text:p text:style-name="P3">}</text:p>
      <text:p text:style-name="P3"/>
      <text:p text:style-name="P3">/* Data Results Section */</text:p>
      <text:p text:style-name="P3">#data-display {</text:p>
      <text:p text:style-name="P3"><text:s text:c="4"/>margin: 20px auto;</text:p>
      <text:p text:style-name="P3"><text:s text:c="4"/>padding: 20px;</text:p>
      <text:p text:style-name="P3"><text:s text:c="4"/>width: 90%;</text:p>
      <text:p text:style-name="P3"><text:s text:c="4"/>height: 250px; /* Increased height for the data display section */</text:p>
      <text:p text:style-name="P3"><text:s text:c="4"/>overflow-y: scroll;</text:p>
      <text:p text:style-name="P3"><text:s text:c="4"/>background: #fff;</text:p>
      <text:p text:style-name="P3"><text:s text:c="4"/>border: 1px solid #ddd;</text:p>
      <text:p text:style-name="P3"><text:s text:c="4"/>border-radius: 8px;</text:p>
      <text:p text:style-name="P3"><text:s text:c="4"/>box-shadow: 0 4px 8px rgba(0, 0, 0, 0.1);</text:p>
      <text:p text:style-name="P3">}</text:p>
      <text:p text:style-name="P3"/>
      <text:p text:style-name="P3">pre {</text:p>
      <text:p text:style-name="P3"><text:s text:c="4"/>text-align: left;</text:p>
      <text:p text:style-name="P3"><text:s text:c="4"/>padding: 10px;</text:p>
      <text:p text:style-name="P3"><text:s text:c="4"/>margin: 0;</text:p>
      <text:p text:style-name="P3"><text:s text:c="4"/>font-size: 18px; /* Larger font size for preformatted text */</text:p>
      <text:p text:style-name="P3"><text:s text:c="4"/>font-family: monospace;</text:p>
      <text:p text:style-name="P3">}</text:p>
      <text:p text:style-name="P3">sudo nano /var/www/iot.sunware.in/script.js</text:p>
      <text:p text:style-name="P3">const BASE_URL = 'http://localhost:3000/api';</text:p>
      <text:p text:style-name="P3"/>
      <text:p text:style-name="P3">// Fetch filtered data from the database</text:p>
      <text:p text:style-name="P3">function fetchData() {</text:p>
      <text:p text:style-name="P3"><text:s text:c="4"/>const date = document.getElementById('date').value;</text:p>
      <text:p text:style-name="P3"><text:s text:c="4"/>const startTime = document.getElementById('start_time').value;</text:p>
      <text:p text:style-name="P3"><text:s text:c="4"/>const endTime = document.getElementById('end_time').value;</text:p>
      <text:p text:style-name="P3"/>
      <text:p text:style-name="P3"><text:s text:c="4"/>if (!date || !startTime || !endTime) {</text:p>
      <text:p text:style-name="P3"><text:s text:c="8"/>alert('Please select a date, start time, and end time.');</text:p>
      <text:p text:style-name="P3"><text:s text:c="8"/>return;</text:p>
      <text:p text:style-name="P3"><text:s text:c="4"/>}</text:p>
      <text:p text:style-name="P3"/>
      <text:p text:style-name="P3"><text:s text:c="4"/>fetch(`${BASE_URL}/data?date=${date}&amp;start_time=${startTime}&amp;end_time=${endTime}`)</text:p>
      <text:p text:style-name="P3"><text:s text:c="8"/>.then(response =&gt; response.json())</text:p>
      <text:p text:style-name="P3"><text:s text:c="8"/>.then(data =&gt; {</text:p>
      <text:p text:style-name="P3"><text:s text:c="12"/>const results = JSON.stringify(data, null, 2);</text:p>
      <text:p text:style-name="P3"><text:s text:c="12"/>document.getElementById('data-results').innerText = results;</text:p>
      <text:p text:style-name="P3"><text:s text:c="8"/>})</text:p>
      <text:p text:style-name="P3"><text:s text:c="8"/>.catch(error =&gt; {</text:p>
      <text:p text:style-name="P3"><text:s text:c="12"/>console.error('Error fetching data:', error);</text:p>
      <text:p text:style-name="P3"><text:soft-page-break/><text:s text:c="12"/>alert('Failed to fetch data.');</text:p>
      <text:p text:style-name="P3"><text:s text:c="8"/>});</text:p>
      <text:p text:style-name="P3">}</text:p>
      <text:p text:style-name="P3"/>
      <text:p text:style-name="P3">function saveWiFiConfig() {</text:p>
      <text:p text:style-name="P3"><text:s text:c="4"/>const ssid = document.getElementById('wifi-ssid').value;</text:p>
      <text:p text:style-name="P3"><text:s text:c="4"/>const password = document.getElementById('wifi-password').value;</text:p>
      <text:p text:style-name="P3"/>
      <text:p text:style-name="P3"><text:s text:c="4"/>if (!ssid || !password) {</text:p>
      <text:p text:style-name="P3"><text:s text:c="8"/>alert('Please enter both SSID and Password.');</text:p>
      <text:p text:style-name="P3"><text:s text:c="8"/>return;</text:p>
      <text:p text:style-name="P3"><text:s text:c="4"/>}</text:p>
      <text:p text:style-name="P3"/>
      <text:p text:style-name="P3"><text:s text:c="4"/>fetch(`${BASE_URL}/save-wifi`, {</text:p>
      <text:p text:style-name="P3"><text:s text:c="8"/>method: 'POST',</text:p>
      <text:p text:style-name="P3"><text:s text:c="8"/>headers: {</text:p>
      <text:p text:style-name="P3"><text:s text:c="12"/>'Content-Type': 'application/json',</text:p>
      <text:p text:style-name="P3"><text:s text:c="8"/>},</text:p>
      <text:p text:style-name="P3"><text:s text:c="8"/>body: JSON.stringify({ ssid, password }),</text:p>
      <text:p text:style-name="P3"><text:s text:c="4"/>})</text:p>
      <text:p text:style-name="P3"><text:s text:c="8"/>.then((response) =&gt; response.json())</text:p>
      <text:p text:style-name="P3"><text:s text:c="8"/>.then((data) =&gt; {</text:p>
      <text:p text:style-name="P3"><text:s text:c="12"/>alert(data.message || 'Wi-Fi settings updated successfully.');</text:p>
      <text:p text:style-name="P3"><text:s text:c="8"/>})</text:p>
      <text:p text:style-name="P3"><text:s text:c="8"/>.catch((error) =&gt; {</text:p>
      <text:p text:style-name="P3"><text:s text:c="12"/>console.error('Error saving Wi-Fi settings:', error);</text:p>
      <text:p text:style-name="P3"><text:s text:c="12"/>alert('Failed to update Wi-Fi settings.');</text:p>
      <text:p text:style-name="P3"><text:s text:c="8"/>});</text:p>
      <text:p text:style-name="P3">}</text:p>
      <text:p text:style-name="P3"/>
      <text:p text:style-name="P3">function resetWiFi() {</text:p>
      <text:p text:style-name="P3"><text:s text:c="4"/>fetch(`${BASE_URL}/reset-wifi`)</text:p>
      <text:p text:style-name="P3"><text:s text:c="8"/>.then((response) =&gt; response.json())</text:p>
      <text:p text:style-name="P3"><text:s text:c="8"/>.then((data) =&gt; {</text:p>
      <text:p text:style-name="P3"><text:s text:c="12"/>alert(data.message || 'Wi-Fi reset successfully.');</text:p>
      <text:p text:style-name="P3"><text:s text:c="8"/>})</text:p>
      <text:p text:style-name="P3"><text:s text:c="8"/>.catch((error) =&gt; {</text:p>
      <text:p text:style-name="P3"><text:s text:c="12"/>console.error('Error resetting Wi-Fi:', error);</text:p>
      <text:p text:style-name="P3"><text:s text:c="12"/>alert('Failed to reset Wi-Fi.');</text:p>
      <text:p text:style-name="P3"><text:s text:c="8"/>});</text:p>
      <text:p text:style-name="P3">}</text:p>
      <text:p text:style-name="P3"/>
      <text:p text:style-name="P3"/>
      <text:p text:style-name="P3">function fetchLiveData() {</text:p>
      <text:p text:style-name="P3"><text:s text:c="4"/>fetch(`${BASE_URL}/live-data`)</text:p>
      <text:p text:style-name="P3"><text:s text:c="8"/>.then(response =&gt; response.json())</text:p>
      <text:p text:style-name="P3"><text:s text:c="8"/>.then(data =&gt; {</text:p>
      <text:p text:style-name="P3"><text:s text:c="12"/>document.getElementById('voltage').innerText = `${data.voltage} V`;</text:p>
      <text:p text:style-name="P3"><text:s text:c="12"/>document.getElementById('current').innerText = `${data.current} A`;</text:p>
      <text:p text:style-name="P3"><text:s text:c="12"/>document.getElementById('power').innerText = `${data.power} W`;</text:p>
      <text:p text:style-name="P3"><text:s text:c="12"/>document.getElementById('frequency').innerText = `${data.frequency} Hz`;</text:p>
      <text:p text:style-name="P3"><text:s text:c="12"/>document.getElementById('power_factor').innerText = data.power_factor.toFixed(2);</text:p>
      <text:p text:style-name="P3"><text:soft-page-break/><text:s text:c="12"/>document.getElementById('kwh').innerText = data.kwh.toFixed(4);</text:p>
      <text:p text:style-name="P3"/>
      <text:p text:style-name="P3"><text:s text:c="8"/>})</text:p>
      <text:p text:style-name="P3"><text:s text:c="8"/>.catch(error =&gt; console.error('Error fetching live data:', error));</text:p>
      <text:p text:style-name="P3">}</text:p>
      <text:p text:style-name="P3"/>
      <text:p text:style-name="P3">function fetchData() {</text:p>
      <text:p text:style-name="P3"><text:s text:c="4"/>const date = document.getElementById('filter_date').value;</text:p>
      <text:p text:style-name="P3"><text:s text:c="4"/>const startTime = document.getElementById('filter_start_time').value;</text:p>
      <text:p text:style-name="P3"><text:s text:c="4"/>const endTime = document.getElementById('filter_end_time').value;</text:p>
      <text:p text:style-name="P3"/>
      <text:p text:style-name="P3"><text:s text:c="4"/>if (!date || !startTime || !endTime) {</text:p>
      <text:p text:style-name="P3"><text:s text:c="8"/>alert('Please select a date, start time, and end time.');</text:p>
      <text:p text:style-name="P3"><text:s text:c="8"/>return;</text:p>
      <text:p text:style-name="P3"><text:s text:c="4"/>}</text:p>
      <text:p text:style-name="P3"/>
      <text:p text:style-name="P3"><text:s text:c="4"/>fetch(`${BASE_URL}/data?date=${date}&amp;start_time=${startTime}&amp;end_time=${endTime}`)</text:p>
      <text:p text:style-name="P3"><text:s text:c="8"/>.then(response =&gt; response.json())</text:p>
      <text:p text:style-name="P3"><text:s text:c="8"/>.then(data =&gt; {</text:p>
      <text:p text:style-name="P3"><text:s text:c="12"/>document.getElementById('data-results').innerText = JSON.stringify(data, null, 2);</text:p>
      <text:p text:style-name="P3"><text:s text:c="8"/>})</text:p>
      <text:p text:style-name="P3"><text:s text:c="8"/>.catch(error =&gt; console.error('Error fetching data:', error));</text:p>
      <text:p text:style-name="P3">}</text:p>
      <text:p text:style-name="P3"/>
      <text:p text:style-name="P3">let voltageChart, currentChart, powerChart, powerFactorChart, energyChart;</text:p>
      <text:p text:style-name="P3"/>
      <text:p text:style-name="P3">// Helper to create a graph</text:p>
      <text:p text:style-name="P3">function createGraph(ctx, labels = [], data = [], label, color, min, max) {</text:p>
      <text:p text:style-name="P3"><text:s text:c="4"/>return new Chart(ctx, {</text:p>
      <text:p text:style-name="P3"><text:s text:c="8"/>type: 'line',</text:p>
      <text:p text:style-name="P3"><text:s text:c="8"/>data: {</text:p>
      <text:p text:style-name="P3"><text:s text:c="12"/>labels,</text:p>
      <text:p text:style-name="P3"><text:s text:c="12"/>datasets: [</text:p>
      <text:p text:style-name="P3"><text:s text:c="16"/>{</text:p>
      <text:p text:style-name="P3"><text:s text:c="20"/>label,</text:p>
      <text:p text:style-name="P3"><text:s text:c="20"/>data,</text:p>
      <text:p text:style-name="P3"><text:s text:c="20"/>borderColor: color,</text:p>
      <text:p text:style-name="P3"><text:s text:c="20"/>backgroundColor: color,</text:p>
      <text:p text:style-name="P3"><text:s text:c="20"/>fill: false,</text:p>
      <text:p text:style-name="P3"><text:s text:c="16"/>},</text:p>
      <text:p text:style-name="P3"><text:s text:c="12"/>],</text:p>
      <text:p text:style-name="P3"><text:s text:c="8"/>},</text:p>
      <text:p text:style-name="P3"><text:s text:c="8"/>options: {</text:p>
      <text:p text:style-name="P3"><text:s text:c="12"/>responsive: true,</text:p>
      <text:p text:style-name="P3"><text:s text:c="12"/>scales: {</text:p>
      <text:p text:style-name="P3"><text:s text:c="16"/>x: {</text:p>
      <text:p text:style-name="P3"><text:s text:c="20"/>title: {</text:p>
      <text:p text:style-name="P3"><text:s text:c="24"/>display: true,</text:p>
      <text:p text:style-name="P3"><text:s text:c="24"/>text: 'Timestamp',</text:p>
      <text:p text:style-name="P3"><text:s text:c="20"/>},</text:p>
      <text:p text:style-name="P3"><text:s text:c="16"/>},</text:p>
      <text:p text:style-name="P3"><text:s text:c="16"/>y: {</text:p>
      <text:p text:style-name="P3"><text:soft-page-break/><text:s text:c="20"/>min,</text:p>
      <text:p text:style-name="P3"><text:s text:c="20"/>max,</text:p>
      <text:p text:style-name="P3"><text:s text:c="20"/>title: {</text:p>
      <text:p text:style-name="P3"><text:s text:c="24"/>display: true,</text:p>
      <text:p text:style-name="P3"><text:s text:c="24"/>text: label,</text:p>
      <text:p text:style-name="P3"><text:s text:c="20"/>},</text:p>
      <text:p text:style-name="P3"><text:s text:c="16"/>},</text:p>
      <text:p text:style-name="P3"><text:s text:c="12"/>},</text:p>
      <text:p text:style-name="P3"><text:s text:c="8"/>},</text:p>
      <text:p text:style-name="P3"><text:s text:c="4"/>});</text:p>
      <text:p text:style-name="P3">}</text:p>
      <text:p text:style-name="P3"/>
      <text:p text:style-name="P3">// Reset all graphs</text:p>
      <text:p text:style-name="P3">function resetGraphs() {</text:p>
      <text:p text:style-name="P3"><text:s text:c="4"/>const defaultLabels = ['No Data'];</text:p>
      <text:p text:style-name="P3"><text:s text:c="4"/>const defaultData = [0];</text:p>
      <text:p text:style-name="P3"/>
      <text:p text:style-name="P3"><text:s text:c="4"/>if (voltageChart) voltageChart.destroy();</text:p>
      <text:p text:style-name="P3"><text:s text:c="4"/>voltageChart = createGraph(</text:p>
      <text:p text:style-name="P3"><text:s text:c="8"/>document.getElementById('voltage-graph').getContext('2d'),</text:p>
      <text:p text:style-name="P3"><text:s text:c="8"/>defaultLabels,</text:p>
      <text:p text:style-name="P3"><text:s text:c="8"/>defaultData,</text:p>
      <text:p text:style-name="P3"><text:s text:c="8"/>'Voltage (V)',</text:p>
      <text:p text:style-name="P3"><text:s text:c="8"/>'blue',</text:p>
      <text:p text:style-name="P3"><text:s text:c="8"/>0,</text:p>
      <text:p text:style-name="P3"><text:s text:c="8"/>230</text:p>
      <text:p text:style-name="P3"><text:s text:c="4"/>);</text:p>
      <text:p text:style-name="P3"/>
      <text:p text:style-name="P3"><text:s text:c="4"/>if (currentChart) currentChart.destroy();</text:p>
      <text:p text:style-name="P3"><text:s text:c="4"/>currentChart = createGraph(</text:p>
      <text:p text:style-name="P3"><text:s text:c="8"/>document.getElementById('current-graph').getContext('2d'),</text:p>
      <text:p text:style-name="P3"><text:s text:c="8"/>defaultLabels,</text:p>
      <text:p text:style-name="P3"><text:s text:c="8"/>defaultData,</text:p>
      <text:p text:style-name="P3"><text:s text:c="8"/>'Current (A)',</text:p>
      <text:p text:style-name="P3"><text:s text:c="8"/>'green',</text:p>
      <text:p text:style-name="P3"><text:s text:c="8"/>0,</text:p>
      <text:p text:style-name="P3"><text:s text:c="8"/>1</text:p>
      <text:p text:style-name="P3"><text:s text:c="4"/>);</text:p>
      <text:p text:style-name="P3"/>
      <text:p text:style-name="P3"><text:s text:c="4"/>if (powerChart) powerChart.destroy();</text:p>
      <text:p text:style-name="P3"><text:s text:c="4"/>powerChart = createGraph(</text:p>
      <text:p text:style-name="P3"><text:s text:c="8"/>document.getElementById('power-graph').getContext('2d'),</text:p>
      <text:p text:style-name="P3"><text:s text:c="8"/>defaultLabels,</text:p>
      <text:p text:style-name="P3"><text:s text:c="8"/>defaultData,</text:p>
      <text:p text:style-name="P3"><text:s text:c="8"/>'Power (W)',</text:p>
      <text:p text:style-name="P3"><text:s text:c="8"/>'red',</text:p>
      <text:p text:style-name="P3"><text:s text:c="8"/>0,</text:p>
      <text:p text:style-name="P3"><text:s text:c="8"/>1000</text:p>
      <text:p text:style-name="P3"><text:s text:c="4"/>);</text:p>
      <text:p text:style-name="P3"/>
      <text:p text:style-name="P3"><text:s text:c="4"/>if (powerFactorChart) powerFactorChart.destroy();</text:p>
      <text:p text:style-name="P3"><text:s text:c="4"/>powerFactorChart = createGraph(</text:p>
      <text:p text:style-name="P3"><text:soft-page-break/><text:s text:c="8"/>document.getElementById('power-factor-graph').getContext('2d'),</text:p>
      <text:p text:style-name="P3"><text:s text:c="8"/>defaultLabels,</text:p>
      <text:p text:style-name="P3"><text:s text:c="8"/>defaultData,</text:p>
      <text:p text:style-name="P3"><text:s text:c="8"/>'Power Factor',</text:p>
      <text:p text:style-name="P3"><text:s text:c="8"/>'purple',</text:p>
      <text:p text:style-name="P3"><text:s text:c="8"/>0,</text:p>
      <text:p text:style-name="P3"><text:s text:c="8"/>1</text:p>
      <text:p text:style-name="P3"><text:s text:c="4"/>);</text:p>
      <text:p text:style-name="P3"/>
      <text:p text:style-name="P3"><text:s text:c="4"/>if (energyChart) energyChart.destroy();</text:p>
      <text:p text:style-name="P3"><text:s text:c="4"/>energyChart = createGraph(</text:p>
      <text:p text:style-name="P3"><text:s text:c="8"/>document.getElementById('energy-graph').getContext('2d'),</text:p>
      <text:p text:style-name="P3"><text:s text:c="8"/>defaultLabels,</text:p>
      <text:p text:style-name="P3"><text:s text:c="8"/>defaultData,</text:p>
      <text:p text:style-name="P3"><text:s text:c="8"/>'Energy (kWh)',</text:p>
      <text:p text:style-name="P3"><text:s text:c="8"/>'orange',</text:p>
      <text:p text:style-name="P3"><text:s text:c="8"/>0,</text:p>
      <text:p text:style-name="P3"><text:s text:c="8"/>0.01</text:p>
      <text:p text:style-name="P3"><text:s text:c="4"/>);</text:p>
      <text:p text:style-name="P3"/>
      <text:p text:style-name="P3"><text:s text:c="4"/>document.getElementById('data-results').innerText = '';</text:p>
      <text:p text:style-name="P3"><text:s text:c="4"/>alert('Graphs reset to default state.');</text:p>
      <text:p text:style-name="P3">}</text:p>
      <text:p text:style-name="P3"/>
      <text:p text:style-name="P3">function toggleTimeInputs() {</text:p>
      <text:p text:style-name="P3"><text:s text:c="4"/>const filterMode = document.getElementById('filter_mode').value;</text:p>
      <text:p text:style-name="P3"><text:s text:c="4"/>const dateInputs = document.getElementById('date-inputs');</text:p>
      <text:p text:style-name="P3"><text:s text:c="4"/>const timeInputs = document.getElementById('time-inputs');</text:p>
      <text:p text:style-name="P3"/>
      <text:p text:style-name="P3"><text:s text:c="4"/>if (filterMode === 'date_time') {</text:p>
      <text:p text:style-name="P3"><text:s text:c="8"/>dateInputs.style.display = 'none';</text:p>
      <text:p text:style-name="P3"><text:s text:c="8"/>timeInputs.style.display = 'block';</text:p>
      <text:p text:style-name="P3"><text:s text:c="4"/>} else {</text:p>
      <text:p text:style-name="P3"><text:s text:c="8"/>dateInputs.style.display = 'block';</text:p>
      <text:p text:style-name="P3"><text:s text:c="8"/>timeInputs.style.display = 'none';</text:p>
      <text:p text:style-name="P3"><text:s text:c="4"/>}</text:p>
      <text:p text:style-name="P3">}</text:p>
      <text:p text:style-name="P3"/>
      <text:p text:style-name="P3">function showGraphs() {</text:p>
      <text:p text:style-name="P3"><text:s text:c="4"/>const filterMode = document.getElementById('filter_mode').value;</text:p>
      <text:p text:style-name="P3"/>
      <text:p text:style-name="P3"><text:s text:c="4"/>let queryParams = '';</text:p>
      <text:p text:style-name="P3"/>
      <text:p text:style-name="P3"><text:s text:c="4"/>if (filterMode === 'date_time') {</text:p>
      <text:p text:style-name="P3"><text:s text:c="8"/>const filterDate = document.getElementById('filter_date').value;</text:p>
      <text:p text:style-name="P3"><text:s text:c="8"/>const startTime = document.getElementById('filter_start_time').value;</text:p>
      <text:p text:style-name="P3"><text:s text:c="8"/>const endTime = document.getElementById('filter_end_time').value;</text:p>
      <text:p text:style-name="P3"/>
      <text:p text:style-name="P3"><text:s text:c="8"/>if (!filterDate || !startTime || !endTime) {</text:p>
      <text:p text:style-name="P3"><text:s text:c="12"/>alert('Please select a date and time range.');</text:p>
      <text:p text:style-name="P3"><text:s text:c="12"/>return;</text:p>
      <text:p text:style-name="P3"><text:s text:c="8"/>}</text:p>
      <text:p text:style-name="P3"><text:soft-page-break/></text:p>
      <text:p text:style-name="P3"><text:s text:c="8"/>queryParams = `filter_mode=${filterMode}&amp;date=${filterDate}&amp;start_time=${startTime}&amp;end_time=${endTime}`;</text:p>
      <text:p text:style-name="P3"><text:s text:c="4"/>} else {</text:p>
      <text:p text:style-name="P3"><text:s text:c="8"/>const fromDate = document.getElementById('from_date').value;</text:p>
      <text:p text:style-name="P3"><text:s text:c="8"/>const toDate = document.getElementById('to_date').value;</text:p>
      <text:p text:style-name="P3"/>
      <text:p text:style-name="P3"><text:s text:c="8"/>if (!fromDate || !toDate) {</text:p>
      <text:p text:style-name="P3"><text:s text:c="12"/>alert('Please select a date range.');</text:p>
      <text:p text:style-name="P3"><text:s text:c="12"/>return;</text:p>
      <text:p text:style-name="P3"><text:s text:c="8"/>}</text:p>
      <text:p text:style-name="P3"/>
      <text:p text:style-name="P3"><text:s text:c="8"/>queryParams = `filter_mode=${filterMode}&amp;from_date=${fromDate}&amp;to_date=${toDate}`;</text:p>
      <text:p text:style-name="P3"><text:s text:c="4"/>}</text:p>
      <text:p text:style-name="P3"/>
      <text:p text:style-name="P3"><text:s text:c="4"/>fetch(`${BASE_URL}/graph-data?${queryParams}`)</text:p>
      <text:p text:style-name="P3"><text:s text:c="8"/>.then(response =&gt; response.json())</text:p>
      <text:p text:style-name="P3"><text:s text:c="8"/>.then(data =&gt; {</text:p>
      <text:p text:style-name="P3"><text:s text:c="12"/>if (data.length === 0) {</text:p>
      <text:p text:style-name="P3"><text:s text:c="16"/>alert('No data available for the selected range.');</text:p>
      <text:p text:style-name="P3"><text:s text:c="16"/>return;</text:p>
      <text:p text:style-name="P3"><text:s text:c="12"/>}</text:p>
      <text:p text:style-name="P3"/>
      <text:p text:style-name="P3"><text:s text:c="12"/>const timestamps = data.map(row =&gt; row.timestamp);</text:p>
      <text:p text:style-name="P3"><text:s text:c="12"/>const voltage = data.map(row =&gt; row.voltage);</text:p>
      <text:p text:style-name="P3"><text:s text:c="12"/>const current = data.map(row =&gt; row.current);</text:p>
      <text:p text:style-name="P3"><text:s text:c="12"/>const power = data.map(row =&gt; row.power);</text:p>
      <text:p text:style-name="P3"><text:s text:c="12"/>const powerFactor = data.map(row =&gt; row.power_factor);</text:p>
      <text:p text:style-name="P3"><text:s text:c="12"/>const energy = data.map(row =&gt; row.kwh);</text:p>
      <text:p text:style-name="P3"/>
      <text:p text:style-name="P3"><text:s text:c="12"/>// Update graphs</text:p>
      <text:p text:style-name="P3"><text:s text:c="12"/>if (voltageChart) voltageChart.destroy();</text:p>
      <text:p text:style-name="P3"><text:s text:c="12"/>voltageChart = createGraph(</text:p>
      <text:p text:style-name="P3"><text:s text:c="16"/>document.getElementById('voltage-graph').getContext('2d'),</text:p>
      <text:p text:style-name="P3"><text:s text:c="16"/>timestamps,</text:p>
      <text:p text:style-name="P3"><text:s text:c="16"/>voltage,</text:p>
      <text:p text:style-name="P3"><text:s text:c="16"/>'Voltage (V)',</text:p>
      <text:p text:style-name="P3"><text:s text:c="16"/>'blue',</text:p>
      <text:p text:style-name="P3"><text:s text:c="16"/>0,</text:p>
      <text:p text:style-name="P3"><text:s text:c="16"/>230</text:p>
      <text:p text:style-name="P3"><text:s text:c="12"/>);</text:p>
      <text:p text:style-name="P3"/>
      <text:p text:style-name="P3"><text:s text:c="12"/>if (currentChart) currentChart.destroy();</text:p>
      <text:p text:style-name="P3"><text:s text:c="12"/>currentChart = createGraph(</text:p>
      <text:p text:style-name="P3"><text:s text:c="16"/>document.getElementById('current-graph').getContext('2d'),</text:p>
      <text:p text:style-name="P3"><text:s text:c="16"/>timestamps,</text:p>
      <text:p text:style-name="P3"><text:s text:c="16"/>current,</text:p>
      <text:p text:style-name="P3"><text:s text:c="16"/>'Current (A)',</text:p>
      <text:p text:style-name="P3"><text:s text:c="16"/>'green',</text:p>
      <text:p text:style-name="P3"><text:s text:c="16"/>0,</text:p>
      <text:p text:style-name="P3"><text:s text:c="16"/>1</text:p>
      <text:p text:style-name="P3"><text:s text:c="12"/>);</text:p>
      <text:p text:style-name="P3"><text:soft-page-break/></text:p>
      <text:p text:style-name="P3"><text:s text:c="12"/>if (powerChart) powerChart.destroy();</text:p>
      <text:p text:style-name="P3"><text:s text:c="12"/>powerChart = createGraph(</text:p>
      <text:p text:style-name="P3"><text:s text:c="16"/>document.getElementById('power-graph').getContext('2d'),</text:p>
      <text:p text:style-name="P3"><text:s text:c="16"/>timestamps,</text:p>
      <text:p text:style-name="P3"><text:s text:c="16"/>power,</text:p>
      <text:p text:style-name="P3"><text:s text:c="16"/>'Power (W)',</text:p>
      <text:p text:style-name="P3"><text:s text:c="16"/>'red',</text:p>
      <text:p text:style-name="P3"><text:s text:c="16"/>0,</text:p>
      <text:p text:style-name="P3"><text:s text:c="16"/>Math.max(...power) + 100</text:p>
      <text:p text:style-name="P3"><text:s text:c="12"/>);</text:p>
      <text:p text:style-name="P3"/>
      <text:p text:style-name="P3"><text:s text:c="12"/>if (powerFactorChart) powerFactorChart.destroy();</text:p>
      <text:p text:style-name="P3"><text:s text:c="12"/>powerFactorChart = createGraph(</text:p>
      <text:p text:style-name="P3"><text:s text:c="16"/>document.getElementById('power-factor-graph').getContext('2d'),</text:p>
      <text:p text:style-name="P3"><text:s text:c="16"/>timestamps,</text:p>
      <text:p text:style-name="P3"><text:s text:c="16"/>powerFactor,</text:p>
      <text:p text:style-name="P3"><text:s text:c="16"/>'Power Factor',</text:p>
      <text:p text:style-name="P3"><text:s text:c="16"/>'purple',</text:p>
      <text:p text:style-name="P3"><text:s text:c="16"/>0,</text:p>
      <text:p text:style-name="P3"><text:s text:c="16"/>1</text:p>
      <text:p text:style-name="P3"><text:s text:c="12"/>);</text:p>
      <text:p text:style-name="P3"/>
      <text:p text:style-name="P3"><text:s text:c="12"/>if (energyChart) energyChart.destroy();</text:p>
      <text:p text:style-name="P3"><text:s text:c="12"/>energyChart = createGraph(</text:p>
      <text:p text:style-name="P3"><text:s text:c="16"/>document.getElementById('energy-graph').getContext('2d'),</text:p>
      <text:p text:style-name="P3"><text:s text:c="16"/>timestamps,</text:p>
      <text:p text:style-name="P3"><text:s text:c="16"/>energy,</text:p>
      <text:p text:style-name="P3"><text:s text:c="16"/>'Energy (kWh)',</text:p>
      <text:p text:style-name="P3"><text:s text:c="16"/>'orange',</text:p>
      <text:p text:style-name="P3"><text:s text:c="16"/>0,</text:p>
      <text:p text:style-name="P3"><text:s text:c="16"/>Math.max(...energy) + 0.01</text:p>
      <text:p text:style-name="P3"><text:s text:c="12"/>);</text:p>
      <text:p text:style-name="P3"/>
      <text:p text:style-name="P3"><text:s text:c="12"/>document.getElementById('data-results').innerText = JSON.stringify(data, null, 2);</text:p>
      <text:p text:style-name="P3"><text:s text:c="8"/>})</text:p>
      <text:p text:style-name="P3"><text:s text:c="8"/>.catch(error =&gt; {</text:p>
      <text:p text:style-name="P3"><text:s text:c="12"/>console.error('Error fetching graph data:', error);</text:p>
      <text:p text:style-name="P3"><text:s text:c="12"/>alert('Failed to fetch data for graphs.');</text:p>
      <text:p text:style-name="P3"><text:s text:c="8"/>});</text:p>
      <text:p text:style-name="P3">}</text:p>
      <text:p text:style-name="P3"/>
      <text:p text:style-name="P3">function downloadExcel() {</text:p>
      <text:p text:style-name="P3"><text:s text:c="4"/>const fromDate = document.getElementById('from_date').value;</text:p>
      <text:p text:style-name="P3"><text:s text:c="4"/>const toDate = document.getElementById('to_date').value;</text:p>
      <text:p text:style-name="P3"><text:s text:c="4"/>const startTime = document.getElementById('filter_start_time').value;</text:p>
      <text:p text:style-name="P3"><text:s text:c="4"/>const endTime = document.getElementById('filter_end_time').value;</text:p>
      <text:p text:style-name="P3"/>
      <text:p text:style-name="P3"><text:s text:c="4"/>if (!fromDate || !toDate || !startTime || !endTime) {</text:p>
      <text:p text:style-name="P3"><text:s text:c="8"/>alert('Please select a date range and time range.');</text:p>
      <text:p text:style-name="P3"><text:s text:c="8"/>return;</text:p>
      <text:p text:style-name="P3"><text:s text:c="4"/>}</text:p>
      <text:p text:style-name="P3"><text:soft-page-break/></text:p>
      <text:p text:style-name="P3"><text:s text:c="4"/>window.location.href = `${BASE_URL}/download-data?from_date=${fromDate}&amp;to_date=${toDate}&amp;start_time=${startTime}&amp;end_time=${endTime}`;</text:p>
      <text:p text:style-name="P3">}</text:p>
      <text:p text:style-name="P3"/>
      <text:p text:style-name="P3">// Periodically fetch live data</text:p>
      <text:p text:style-name="P3">setInterval(fetchLiveData, 1000);</text:p>
      <text:p text:style-name="P3"/>
      <text:p text:style-name="P5">server.js</text:p>
      <text:p text:style-name="P6">const express = require('express');</text:p>
      <text:p text:style-name="P6">const axios = require('axios');</text:p>
      <text:p text:style-name="P6">const cors = require('cors');</text:p>
      <text:p text:style-name="P6">const { Pool } = require('pg'); // PostgreSQL module</text:p>
      <text:p text:style-name="P6">const ExcelJS = require('exceljs'); // For Excel file creation</text:p>
      <text:p text:style-name="P6">const bodyParser = require('body-parser');</text:p>
      <text:p text:style-name="P6"/>
      <text:p text:style-name="P6">const app = express();</text:p>
      <text:p text:style-name="P6">const port = 3000;</text:p>
      <text:p text:style-name="P6"/>
      <text:p text:style-name="P6">// Enable CORS for all routes</text:p>
      <text:p text:style-name="P6">app.use(cors());app.use(bodyParser.json()); // Parse application/json</text:p>
      <text:p text:style-name="P6">app.use(bodyParser.urlencoded({ extended: true })); // Parse application/x-www-form-urlencoded</text:p>
      <text:p text:style-name="P6">app.use(express.static('/home/sun/iot-backend/public'));</text:p>
      <text:p text:style-name="P6"/>
      <text:p text:style-name="P6">// PostgreSQL connection</text:p>
      <text:p text:style-name="P6">const pool = new Pool({</text:p>
      <text:p text:style-name="P6"><text:s text:c="4"/>user: 'iot_user',</text:p>
      <text:p text:style-name="P6"><text:s text:c="4"/>host: 'localhost',</text:p>
      <text:p text:style-name="P6"><text:s text:c="4"/>database: 'iot_backend',</text:p>
      <text:p text:style-name="P6"><text:s text:c="4"/>password: 'iot_password',</text:p>
      <text:p text:style-name="P6"><text:s text:c="4"/>port: 5432,</text:p>
      <text:p text:style-name="P6">});</text:p>
      <text:p text:style-name="P6"/>
      <text:p text:style-name="P6">// ESP32 IP address</text:p>
      <text:p text:style-name="P6">const ESP32_IP = '192.168.1.55';</text:p>
      <text:p text:style-name="P6"/>
      <text:p text:style-name="P6">// Helper: Format time from milliseconds to HH:MM:SS</text:p>
      <text:p text:style-name="P6">function formatTime(ms) {</text:p>
      <text:p text:style-name="P6"><text:s text:c="4"/>const totalSec = Math.floor(ms / 1000);</text:p>
      <text:p text:style-name="P6"><text:s text:c="4"/>const hours = Math.floor(totalSec / 3600);</text:p>
      <text:p text:style-name="P6"><text:s text:c="4"/>const minutes = Math.floor((totalSec % 3600) / 60);</text:p>
      <text:p text:style-name="P6"><text:s text:c="4"/>const seconds = totalSec % 60;</text:p>
      <text:p text:style-name="P6"><text:s text:c="4"/>return `${hours}:${minutes}:${seconds}`;</text:p>
      <text:p text:style-name="P6">}</text:p>
      <text:p text:style-name="P6">// API to reset Wi-Fi credentials on ESP32</text:p>
      <text:p text:style-name="P6">app.get('/api/reset-wifi', async (req, res) =&gt; {</text:p>
      <text:p text:style-name="P6"><text:s text:c="4"/>try {</text:p>
      <text:p text:style-name="P6"><text:s text:c="8"/>const response = await axios.get(`http://${ESP32_IP}/reset-wifi`);</text:p>
      <text:p text:style-name="P6"><text:s text:c="8"/>res.status(200).json({ message: 'Wi-Fi credentials reset successfully.' });</text:p>
      <text:p text:style-name="P6"><text:s text:c="4"/>} catch (error) {</text:p>
      <text:p text:style-name="P6"><text:s text:c="8"/>console.error('Error resetting Wi-Fi:', error.message);</text:p>
      <text:p text:style-name="P6"><text:s text:c="8"/>res.status(500).json({ error: 'Failed to reset Wi-Fi credentials.' });</text:p>
      <text:p text:style-name="P6"><text:soft-page-break/><text:s text:c="4"/>}</text:p>
      <text:p text:style-name="P6">});</text:p>
      <text:p text:style-name="P6">app.post('/api/save-wifi', async (req, res) =&gt; {</text:p>
      <text:p text:style-name="P6"><text:s text:c="4"/>const { ssid, password } = req.body;</text:p>
      <text:p text:style-name="P6"/>
      <text:p text:style-name="P6"><text:s text:c="4"/>if (!ssid || !password) {</text:p>
      <text:p text:style-name="P6"><text:s text:c="8"/>return res.status(400).json({ error: 'SSID and Password are required.' });</text:p>
      <text:p text:style-name="P6"><text:s text:c="4"/>}</text:p>
      <text:p text:style-name="P6"/>
      <text:p text:style-name="P6"><text:s text:c="4"/>try {</text:p>
      <text:p text:style-name="P6"><text:s text:c="8"/>const response = await axios.post(`http://${ESP32_IP}/save-wifi`, { ssid, password });</text:p>
      <text:p text:style-name="P6"><text:s text:c="8"/>res.status(200).json({ message: 'Wi-Fi credentials saved successfully.' });</text:p>
      <text:p text:style-name="P6"><text:s text:c="4"/>} catch (error) {</text:p>
      <text:p text:style-name="P6"><text:s text:c="8"/>console.error('Error saving Wi-Fi credentials:', error.message);</text:p>
      <text:p text:style-name="P6"><text:s text:c="8"/>res.status(500).json({ error: 'Failed to save Wi-Fi credentials.' });</text:p>
      <text:p text:style-name="P6"><text:s text:c="4"/>}</text:p>
      <text:p text:style-name="P6">});</text:p>
      <text:p text:style-name="P6"/>
      <text:p text:style-name="P6"/>
      <text:p text:style-name="P6"/>
      <text:p text:style-name="P6">// Fetch live energy monitoring data from ESP32 and store in PostgreSQL</text:p>
      <text:p text:style-name="P6">app.get('/api/live-data', async (req, res) =&gt; {</text:p>
      <text:p text:style-name="P6"><text:s text:c="4"/>try {</text:p>
      <text:p text:style-name="P6"><text:s text:c="8"/>const response = await axios.get(`http://${ESP32_IP}/live-data`);</text:p>
      <text:p text:style-name="P6"><text:s text:c="8"/>const { voltage, current, power, frequency, power_factor, kwh } = response.data;</text:p>
      <text:p text:style-name="P6"/>
      <text:p text:style-name="P6"><text:s text:c="8"/>const data = {</text:p>
      <text:p text:style-name="P6"><text:s text:c="12"/>voltage,</text:p>
      <text:p text:style-name="P6"><text:s text:c="12"/>current,</text:p>
      <text:p text:style-name="P6"><text:s text:c="12"/>power,</text:p>
      <text:p text:style-name="P6"><text:s text:c="12"/>frequency,</text:p>
      <text:p text:style-name="P6"><text:s text:c="12"/>power_factor,</text:p>
      <text:p text:style-name="P6"><text:s text:c="12"/>kwh,</text:p>
      <text:p text:style-name="P6"><text:s text:c="8"/>};</text:p>
      <text:p text:style-name="P6"/>
      <text:p text:style-name="P6"><text:s text:c="8"/>await pool.query(</text:p>
      <text:p text:style-name="P6"><text:s text:c="12"/>`INSERT INTO energy_monitoring (voltage, current, power, frequency, power_factor, kwh)</text:p>
      <text:p text:style-name="P6"><text:s text:c="13"/>VALUES ($1, $2, $3, $4, $5, $6)`,</text:p>
      <text:p text:style-name="P6"><text:s text:c="12"/>[</text:p>
      <text:p text:style-name="P6"><text:s text:c="16"/>data.voltage,</text:p>
      <text:p text:style-name="P6"><text:s text:c="16"/>data.current,</text:p>
      <text:p text:style-name="P6"><text:s text:c="16"/>data.power,</text:p>
      <text:p text:style-name="P6"><text:s text:c="16"/>data.frequency,</text:p>
      <text:p text:style-name="P6"><text:s text:c="16"/>data.power_factor,</text:p>
      <text:p text:style-name="P6"><text:s text:c="16"/>data.kwh,</text:p>
      <text:p text:style-name="P6"><text:s text:c="12"/>]</text:p>
      <text:p text:style-name="P6"><text:s text:c="8"/>);</text:p>
      <text:p text:style-name="P6"/>
      <text:p text:style-name="P6"><text:s text:c="8"/>res.status(200).json(data);</text:p>
      <text:p text:style-name="P6"><text:s text:c="4"/>} catch (error) {</text:p>
      <text:p text:style-name="P6"><text:s text:c="8"/>console.error('Error fetching or storing live data:', error.message);</text:p>
      <text:p text:style-name="P6"><text:s text:c="8"/>res.status(500).json({ error: 'Failed to fetch or store live data.' });</text:p>
      <text:p text:style-name="P6"><text:soft-page-break/><text:s text:c="4"/>}</text:p>
      <text:p text:style-name="P6">});</text:p>
      <text:p text:style-name="P6"/>
      <text:p text:style-name="P6">// Fetch data for a date range or specific date/time</text:p>
      <text:p text:style-name="P6">app.get('/api/graph-data', async (req, res) =&gt; {</text:p>
      <text:p text:style-name="P6"><text:s text:c="4"/>const { filter_mode, from_date, to_date, date, start_time, end_time } = req.query;</text:p>
      <text:p text:style-name="P6"/>
      <text:p text:style-name="P6"><text:s text:c="4"/>let query = '';</text:p>
      <text:p text:style-name="P6"><text:s text:c="4"/>let params = [];</text:p>
      <text:p text:style-name="P6"/>
      <text:p text:style-name="P6"><text:s text:c="4"/>if (filter_mode === 'date_time') {</text:p>
      <text:p text:style-name="P6"><text:s text:c="8"/>if (!date || !start_time || !end_time) {</text:p>
      <text:p text:style-name="P6"><text:s text:c="12"/>return res.status(400).json({ error: 'Please provide date, start_time, and end_time.' });</text:p>
      <text:p text:style-name="P6"><text:s text:c="8"/>}</text:p>
      <text:p text:style-name="P6"/>
      <text:p text:style-name="P6"><text:s text:c="8"/>query = `</text:p>
      <text:p text:style-name="P6"><text:s text:c="12"/>SELECT timestamp, voltage, current, power, frequency, power_factor, kwh</text:p>
      <text:p text:style-name="P6"><text:s text:c="12"/>FROM energy_monitoring</text:p>
      <text:p text:style-name="P6"><text:s text:c="12"/>WHERE timestamp::date = $1 AND timestamp::time BETWEEN $2 AND $3</text:p>
      <text:p text:style-name="P6"><text:s text:c="8"/>`;</text:p>
      <text:p text:style-name="P6"><text:s text:c="8"/>params = [date, start_time, end_time];</text:p>
      <text:p text:style-name="P6"><text:s text:c="4"/>} else if (filter_mode === 'day' || filter_mode === 'week' || filter_mode === 'month') {</text:p>
      <text:p text:style-name="P6"><text:s text:c="8"/>if (!from_date || !to_date) {</text:p>
      <text:p text:style-name="P6"><text:s text:c="12"/>return res.status(400).json({ error: 'Please provide from_date and to_date.' });</text:p>
      <text:p text:style-name="P6"><text:s text:c="8"/>}</text:p>
      <text:p text:style-name="P6"/>
      <text:p text:style-name="P6"><text:s text:c="8"/>query = `</text:p>
      <text:p text:style-name="P6"><text:s text:c="12"/>SELECT timestamp, voltage, current, power, frequency, power_factor, kwh</text:p>
      <text:p text:style-name="P6"><text:s text:c="12"/>FROM energy_monitoring</text:p>
      <text:p text:style-name="P6"><text:s text:c="12"/>WHERE timestamp::date BETWEEN $1 AND $2</text:p>
      <text:p text:style-name="P6"><text:s text:c="8"/>`;</text:p>
      <text:p text:style-name="P6"><text:s text:c="8"/>params = [from_date, to_date];</text:p>
      <text:p text:style-name="P6"><text:s text:c="4"/>} else {</text:p>
      <text:p text:style-name="P6"><text:s text:c="8"/>return res.status(400).json({ error: 'Invalid filter mode.' });</text:p>
      <text:p text:style-name="P6"><text:s text:c="4"/>}</text:p>
      <text:p text:style-name="P6"/>
      <text:p text:style-name="P6"><text:s text:c="4"/>try {</text:p>
      <text:p text:style-name="P6"><text:s text:c="8"/>const result = await pool.query(query, params);</text:p>
      <text:p text:style-name="P6"><text:s text:c="8"/>res.status(200).json(result.rows);</text:p>
      <text:p text:style-name="P6"><text:s text:c="4"/>} catch (error) {</text:p>
      <text:p text:style-name="P6"><text:s text:c="8"/>console.error('Error fetching data:', error.message);</text:p>
      <text:p text:style-name="P6"><text:s text:c="8"/>res.status(500).json({ error: 'Failed to fetch graph data.' });</text:p>
      <text:p text:style-name="P6"><text:s text:c="4"/>}</text:p>
      <text:p text:style-name="P6">});</text:p>
      <text:p text:style-name="P6"/>
      <text:p text:style-name="P6">// Download data for a date range and time range</text:p>
      <text:p text:style-name="P6">app.get('/api/download-data', async (req, res) =&gt; {</text:p>
      <text:p text:style-name="P6"><text:s text:c="4"/>const { from_date, to_date, start_time, end_time } = req.query;</text:p>
      <text:p text:style-name="P6"/>
      <text:p text:style-name="P6"><text:s text:c="4"/>if (!from_date || !to_date || !start_time || !end_time) {</text:p>
      <text:p text:style-name="P6"><text:s text:c="8"/>return res.status(400).json({ error: 'Please provide from_date, to_date, start_time, and end_time.' });</text:p>
      <text:p text:style-name="P6"><text:soft-page-break/><text:s text:c="4"/>}</text:p>
      <text:p text:style-name="P6"/>
      <text:p text:style-name="P6"><text:s text:c="4"/>try {</text:p>
      <text:p text:style-name="P6"><text:s text:c="8"/>const result = await pool.query(</text:p>
      <text:p text:style-name="P6"><text:s text:c="12"/>`SELECT timestamp, voltage, current, power, frequency, power_factor, kwh </text:p>
      <text:p text:style-name="P6"><text:s text:c="13"/>FROM energy_monitoring </text:p>
      <text:p text:style-name="P6"><text:s text:c="13"/>WHERE timestamp::date BETWEEN $1 AND $2 AND timestamp::time BETWEEN $3 AND $4`,</text:p>
      <text:p text:style-name="P6"><text:s text:c="12"/>[from_date, to_date, start_time, end_time]</text:p>
      <text:p text:style-name="P6"><text:s text:c="8"/>);</text:p>
      <text:p text:style-name="P6"/>
      <text:p text:style-name="P6"><text:s text:c="8"/>const workbook = new ExcelJS.Workbook();</text:p>
      <text:p text:style-name="P6"><text:s text:c="8"/>const worksheet = workbook.addWorksheet('Energy Data');</text:p>
      <text:p text:style-name="P6"/>
      <text:p text:style-name="P6"><text:s text:c="8"/>worksheet.columns = [</text:p>
      <text:p text:style-name="P6"><text:s text:c="12"/>{ header: 'Timestamp', key: 'timestamp', width: 20 },</text:p>
      <text:p text:style-name="P6"><text:s text:c="12"/>{ header: 'Voltage (V)', key: 'voltage', width: 15 },</text:p>
      <text:p text:style-name="P6"><text:s text:c="12"/>{ header: 'Current (A)', key: 'current', width: 15 },</text:p>
      <text:p text:style-name="P6"><text:s text:c="12"/>{ header: 'Power (W)', key: 'power', width: 15 },</text:p>
      <text:p text:style-name="P6"><text:s text:c="12"/>{ header: 'Frequency (Hz)', key: 'frequency', width: 15 },</text:p>
      <text:p text:style-name="P6"><text:s text:c="12"/>{ header: 'Power Factor', key: 'power_factor', width: 15 },</text:p>
      <text:p text:style-name="P6"><text:s text:c="12"/>{ header: 'Energy (kWh)', key: 'kwh', width: 15 },</text:p>
      <text:p text:style-name="P6"><text:s text:c="8"/>];</text:p>
      <text:p text:style-name="P6"/>
      <text:p text:style-name="P6"><text:s text:c="8"/>result.rows.forEach(row =&gt; worksheet.addRow(row));</text:p>
      <text:p text:style-name="P6"/>
      <text:p text:style-name="P6"><text:s text:c="8"/>res.setHeader('Content-Type', 'application/vnd.openxmlformats-officedocument.spreadsheetml.sheet');</text:p>
      <text:p text:style-name="P6"><text:s text:c="8"/>res.setHeader('Content-Disposition', 'attachment; filename=energy_data.xlsx');</text:p>
      <text:p text:style-name="P6"/>
      <text:p text:style-name="P6"><text:s text:c="8"/>await workbook.xlsx.write(res);</text:p>
      <text:p text:style-name="P6"><text:s text:c="8"/>res.end();</text:p>
      <text:p text:style-name="P6"><text:s text:c="4"/>} catch (error) {</text:p>
      <text:p text:style-name="P6"><text:s text:c="8"/>console.error('Error downloading data:', error.message);</text:p>
      <text:p text:style-name="P6"><text:s text:c="8"/>res.status(500).json({ error: 'Failed to download data.' });</text:p>
      <text:p text:style-name="P6"><text:s text:c="4"/>}</text:p>
      <text:p text:style-name="P6">});</text:p>
      <text:p text:style-name="P6"/>
      <text:p text:style-name="P6">// Start the server</text:p>
      <text:p text:style-name="P6">app.listen(port, () =&gt; {</text:p>
      <text:p text:style-name="P6"><text:s text:c="4"/>console.log(`Server running on http://localhost:${port}`);</text:p>
      <text:p text:style-name="P6">});</text:p>
      <text:p text:style-name="P6"/>
      <text:p text:style-name="P1">sun@lali:~/iot-backend$ <text:s/>sudo -i -u postgres</text:p>
      <text:p text:style-name="P1">[sudo] password for sun: <text:span text:style-name="T1">2022</text:span></text:p>
      <text:p text:style-name="P1">postgres@lali:~$ psql</text:p>
      <text:p text:style-name="P1">Password for user postgres: <text:span text:style-name="T1">postgres</text:span></text:p>
      <text:p text:style-name="P1">psql (17.2 (Ubuntu 17.2-1.pgdg24.04+1), server 13.18 (Ubuntu 13.18-1.pgdg24.04+1))</text:p>
      <text:p text:style-name="P1">Type "help" for help.</text:p>
      <text:p text:style-name="P1"/>
      <text:p text:style-name="P1">postgres=# </text:p>
      <text:p text:style-name="P1"/>
      <text:p text:style-name="P1"><text:soft-page-break/>CREATE DATABASE iot_backend;</text:p>
      <text:p text:style-name="P1">CREATE USER iot_user WITH PASSWORD 'iot_password';</text:p>
      <text:p text:style-name="P1">GRANT ALL PRIVILEGES ON DATABASE iot_backend TO iot_user;</text:p>
      <text:p text:style-name="P1"/>
      <text:p text:style-name="P1">Switch to Your Database:</text:p>
      <text:p text:style-name="P1">\c iot_backend</text:p>
      <text:p text:style-name="P1"/>
      <text:p text:style-name="P1">Create the <text:span text:style-name="Source_20_Text">energy_monitoring</text:span> Table:</text:p>
      <text:p text:style-name="P1">CREATE TABLE energy_monitoring (</text:p>
      <text:p text:style-name="P1"><text:s text:c="4"/>id SERIAL PRIMARY KEY,</text:p>
      <text:p text:style-name="P1"><text:s text:c="4"/>timestamp TIMESTAMP NOT NULL DEFAULT CURRENT_TIMESTAMP,</text:p>
      <text:p text:style-name="P1"><text:s text:c="4"/>voltage FLOAT NOT NULL,</text:p>
      <text:p text:style-name="P1"><text:s text:c="4"/>current FLOAT NOT NULL,</text:p>
      <text:p text:style-name="P1"><text:s text:c="4"/>power FLOAT NOT NULL,</text:p>
      <text:p text:style-name="P1"><text:s text:c="4"/>frequency FLOAT NOT NULL,</text:p>
      <text:p text:style-name="P1"><text:s text:c="4"/>power_factor FLOAT NOT NULL,</text:p>
      <text:p text:style-name="P1"><text:s text:c="4"/>kwh FLOAT NOT NULL,</text:p>
      <text:p text:style-name="P1"><text:s text:c="4"/>lamp1_time VARCHAR(10),</text:p>
      <text:p text:style-name="P1"><text:s text:c="4"/>lamp2_time VARCHAR(10),</text:p>
      <text:p text:style-name="P1"><text:s text:c="4"/>lamp3_time VARCHAR(10),</text:p>
      <text:p text:style-name="P1"><text:s text:c="4"/>lamp4_time VARCHAR(10)</text:p>
      <text:p text:style-name="P1">);</text:p>
      <text:p text:style-name="P1"/>
      <text:p text:style-name="P1"/>
      <text:p text:style-name="P1">Update Your Project's </text:p>
      <text:p text:style-name="P1"/>
      <text:p text:style-name="P1">DB_HOST=localhost</text:p>
      <text:p text:style-name="P1">DB_PORT=5432</text:p>
      <text:p text:style-name="P1">DB_NAME=iot_backend</text:p>
      <text:p text:style-name="P1">DB_USER=iot_user</text:p>
      <text:p text:style-name="P1">DB_PASSWORD=iot_passwor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0:55:17.800044265</meta:creation-date>
    <meta:generator>LibreOffice/24.8.3.2$Linux_X86_64 LibreOffice_project/e14c9fdd1f585efcbb2c5363087a99d20928d522</meta:generator>
    <dc:date>2025-01-22T12:43:04.187742486</dc:date>
    <meta:editing-duration>PT5H28M2S</meta:editing-duration>
    <meta:editing-cycles>11</meta:editing-cycles>
    <meta:document-statistic meta:table-count="0" meta:image-count="0" meta:object-count="0" meta:page-count="18" meta:paragraph-count="789" meta:word-count="2576" meta:character-count="27523" meta:non-whitespace-character-count="20398"/>
  </office:meta>
</office:document-meta>
</file>